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665cm" fo:min-width="8.033cm"/>
    </style:style>
    <style:style style:name="gr2" style:family="graphic" style:parent-style-name="standard">
      <style:graphic-properties draw:stroke="dash" draw:stroke-dash="Ultrafine_20_2_20_Dots_20_3_20_Dashes" svg:stroke-width="0.61cm" draw:marker-start-width="1.11cm" draw:marker-end-width="1.11cm" draw:fill-color="#ff420e" draw:textarea-horizontal-align="justify" draw:textarea-vertical-align="middle" draw:auto-grow-height="false" fo:min-height="5.334cm" fo:min-width="6.569cm" fo:padding-top="0.425cm" fo:padding-bottom="0.425cm" fo:padding-left="0.55cm" fo:padding-right="0.55cm"/>
    </style:style>
    <style:style style:name="gr3" style:family="graphic" style:parent-style-name="standard">
      <style:graphic-properties draw:stroke="none" draw:stroke-dash="Dashed_20__28_var_29_" svg:stroke-width="0.61cm" draw:marker-start-width="1.11cm" draw:marker-end-width="1.11cm" draw:fill-color="#ff420e" draw:textarea-horizontal-align="justify" draw:textarea-vertical-align="middle" draw:auto-grow-height="false" fo:min-height="5.332cm" fo:min-width="6.568cm" fo:padding-top="0.425cm" fo:padding-bottom="0.425cm" fo:padding-left="0.55cm" fo:padding-right="0.55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9.638cm" fo:min-width="11.07cm"/>
    </style:style>
    <style:style style:name="gr5" style:family="graphic" style:parent-style-name="standard">
      <style:graphic-properties draw:fill-color="#004586" draw:textarea-horizontal-align="justify" draw:textarea-vertical-align="middle" draw:auto-grow-height="false" fo:min-height="9.638cm" fo:min-width="11.578cm"/>
    </style:style>
    <style:style style:name="gr6" style:family="graphic" style:parent-style-name="standard">
      <style:graphic-properties draw:fill-color="#004586" draw:textarea-horizontal-align="justify" draw:textarea-vertical-align="middle" draw:auto-grow-height="false" fo:min-height="12.089cm" fo:min-width="9.3cm"/>
    </style:style>
    <style:style style:name="gr7" style:family="graphic" style:parent-style-name="standard">
      <style:graphic-properties draw:fill-color="#004586" draw:textarea-horizontal-align="justify" draw:textarea-vertical-align="middle" draw:auto-grow-height="false" fo:min-height="11.176cm" fo:min-width="9.3cm"/>
    </style:style>
    <style:style style:name="gr8" style:family="graphic" style:parent-style-name="standard">
      <style:graphic-properties draw:fill-color="#004586" draw:textarea-horizontal-align="justify" draw:textarea-vertical-align="middle" draw:auto-grow-height="false" fo:min-height="9.875cm" fo:min-width="11.07cm"/>
    </style:style>
    <style:style style:name="gr9" style:family="graphic" style:parent-style-name="standard">
      <style:graphic-properties draw:fill-color="#004586" draw:textarea-horizontal-align="justify" draw:textarea-vertical-align="middle" draw:auto-grow-height="false" fo:min-height="11.469cm" fo:min-width="9.3cm"/>
    </style:style>
    <style:style style:name="gr10" style:family="graphic" style:parent-style-name="standard">
      <style:graphic-properties draw:fill-color="#000000" draw:textarea-vertical-align="middle" draw:auto-grow-height="false" fo:min-height="1.871cm" fo:min-width="3.752cm"/>
    </style:style>
    <style:style style:name="P1" style:family="paragraph">
      <style:paragraph-properties fo:text-align="center"/>
    </style:style>
    <style:style style:name="P2" style:family="paragraph">
      <loext:graphic-properties draw:fill-color="#ff420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9.779cm" draw:transform="rotate (-1.58283909863366) translate (28.381cm 3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843cm" svg:height="8.744cm" draw:transform="rotate (-1.58615522421245) translate (10.522cm 4.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0.842cm" svg:height="8.742cm" draw:transform="rotate (-1.58615522421245) translate (10.52cm 4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1.57cm" svg:height="9.888cm" draw:transform="rotate (-1.58615522421245) translate (11.036cm 4.228cm)">
          <text:p/>
          <draw:enhanced-geometry svg:viewBox="0 0 21600 21600" draw:mirror-horizontal="false" draw:mirror-vertical="fals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12.078cm" svg:height="9.888cm" draw:transform="rotate (1.58615522421245) translate (1.32cm 15.798cm)">
          <text:p/>
          <draw:enhanced-geometry svg:viewBox="0 0 21600 21600" draw:mirror-vertical="true" draw:mirror-horizontal="fals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9.8cm" svg:height="12.34cm" draw:transform="skewX (-0.0305432619099008) rotate (3.1384510609362) translate (10.573cm 15.892cm)">
          <text:p/>
          <draw:enhanced-geometry svg:viewBox="0 0 21600 21600" draw:mirror-vertical="true" draw:mirror-horizontal="fals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9.8cm" svg:height="11.426cm" draw:transform="skewX (-0.0303687289847013) rotate (-0.0338593874886899) translate (1.294cm 3.884cm)">
          <text:p/>
          <draw:enhanced-geometry svg:viewBox="0 0 21600 21600" draw:mirror-vertical="true" draw:mirror-horizontal="tru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0.843cm" svg:height="8.744cm" draw:transform="rotate (-1.58283909863366) translate (27.779cm 4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0.842cm" svg:height="8.742cm" draw:transform="rotate (-1.58283909863366) translate (27.777cm 4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1.57cm" svg:height="10.125cm" draw:transform="rotate (-1.58283909863366) translate (28.53cm 4.189cm)">
          <text:p/>
          <draw:enhanced-geometry svg:viewBox="0 0 21600 21600" draw:mirror-horizontal="false" draw:mirror-vertical="fals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3" draw:layer="layout" svg:width="12.078cm" svg:height="9.889cm" draw:transform="rotate (1.58283909863366) translate (18.575cm 15.757cm)">
          <text:p/>
          <draw:enhanced-geometry svg:viewBox="0 0 21600 21600" draw:mirror-vertical="true" draw:mirror-horizontal="fals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9.8cm" svg:height="12.34cm" draw:transform="skewX (-0.0305432619099008) rotate (3.13513493535741) translate (27.828cm 15.882cm)">
          <text:p/>
          <draw:enhanced-geometry svg:viewBox="0 0 21600 21600" draw:mirror-vertical="true" draw:mirror-horizontal="fals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3" draw:layer="layout" svg:width="9.8cm" svg:height="11.719cm" draw:transform="skewX (-0.0305432619099008) rotate (-0.0305432619099009) translate (18.549cm 3.872cm)">
          <text:p/>
          <draw:enhanced-geometry svg:viewBox="0 0 21600 21600" draw:mirror-vertical="true" draw:mirror-horizontal="true" draw:type="block-arc" draw:modifiers="-116.227785082516 9070.06698898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4" draw:layer="layout" svg:width="6.477cm" svg:height="5.207cm" svg:x="11.514cm" svg:y="7.08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7T07:26:50.459130380</meta:creation-date>
    <dc:date>2022-01-17T08:18:35.739193744</dc:date>
    <meta:editing-duration>PT9M30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